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yle28">
      <style:paragraph-properties fo:margin-left="0.635cm" fo:margin-right="0cm" fo:margin-top="0.272cm" fo:margin-bottom="0cm" style:contextual-spacing="false" fo:text-align="justify" style:justify-single-word="false" fo:orphans="2" fo:widows="2" fo:text-indent="0cm" style:auto-text-indent="false">
        <style:tab-stops>
          <style:tab-stop style:position="7.251cm"/>
        </style:tab-stops>
      </style:paragraph-properties>
      <style:text-properties officeooo:paragraph-rsid="00199ea7"/>
    </style:style>
    <style:style style:name="P2" style:family="paragraph" style:parent-style-name="Style11">
      <style:paragraph-properties fo:margin-left="0.626cm" fo:margin-right="0cm" fo:margin-top="0.39cm" fo:margin-bottom="0cm" style:contextual-spacing="false" fo:line-height="0.61cm" fo:text-align="start" style:justify-single-word="false" fo:orphans="2" fo:widows="2" fo:text-indent="0cm" style:auto-text-indent="false"/>
      <style:text-properties officeooo:paragraph-rsid="00199ea7"/>
    </style:style>
    <style:style style:name="P3" style:family="paragraph" style:parent-style-name="Style11">
      <style:paragraph-properties fo:margin-left="0.626cm" fo:margin-right="0cm" fo:line-height="0.61cm" fo:text-align="start" style:justify-single-word="false" fo:orphans="2" fo:widows="2" fo:text-indent="0cm" style:auto-text-indent="false"/>
      <style:text-properties officeooo:paragraph-rsid="00199ea7"/>
    </style:style>
    <style:style style:name="P4" style:family="paragraph" style:parent-style-name="Style11">
      <style:paragraph-properties fo:margin-left="0.626cm" fo:margin-right="0cm" fo:margin-top="0.009cm" fo:margin-bottom="0cm" style:contextual-spacing="false" fo:line-height="0.61cm" fo:text-align="start" style:justify-single-word="false" fo:orphans="2" fo:widows="2" fo:text-indent="0cm" style:auto-text-indent="false"/>
      <style:text-properties officeooo:paragraph-rsid="00199ea7"/>
    </style:style>
    <style:style style:name="P5" style:family="paragraph" style:parent-style-name="Style11">
      <style:paragraph-properties fo:margin-left="0.457cm" fo:margin-right="0cm" fo:line-height="0.423cm" fo:text-align="start" style:justify-single-word="false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6" style:family="paragraph" style:parent-style-name="Style11">
      <style:paragraph-properties fo:margin-left="0.441cm" fo:margin-right="0cm" fo:line-height="0.423cm" fo:text-align="start" style:justify-single-word="false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7" style:family="paragraph" style:parent-style-name="Style28">
      <style:paragraph-properties fo:line-height="0.423cm" fo:text-align="justify" style:justify-single-word="false" fo:orphans="2" fo:widows="2"/>
      <style:text-properties fo:font-size="10pt" officeooo:paragraph-rsid="00199ea7" style:font-size-asian="10pt" style:font-size-complex="10pt"/>
    </style:style>
    <style:style style:name="P8" style:family="paragraph" style:parent-style-name="Style9">
      <style:paragraph-properties fo:margin-left="1.693cm" fo:margin-right="0cm" fo:line-height="0.423cm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9" style:family="paragraph" style:parent-style-name="Style11">
      <style:paragraph-properties fo:margin-top="0.178cm" fo:margin-bottom="0cm" style:contextual-spacing="false" fo:line-height="0.483cm" fo:text-align="start" style:justify-single-word="false" fo:orphans="2" fo:widows="2"/>
      <style:text-properties officeooo:paragraph-rsid="00199ea7"/>
    </style:style>
    <style:style style:name="P10" style:family="paragraph" style:parent-style-name="Style11">
      <style:paragraph-properties fo:margin-top="0.067cm" fo:margin-bottom="0cm" style:contextual-spacing="false" fo:line-height="0.483cm" fo:text-align="start" style:justify-single-word="false" fo:orphans="2" fo:widows="2"/>
      <style:text-properties officeooo:paragraph-rsid="00199ea7"/>
    </style:style>
    <style:style style:name="P11" style:family="paragraph" style:parent-style-name="Style11">
      <style:paragraph-properties fo:margin-top="0.06cm" fo:margin-bottom="0cm" style:contextual-spacing="false" fo:line-height="0.483cm" fo:text-align="start" style:justify-single-word="false" fo:orphans="2" fo:widows="2"/>
      <style:text-properties officeooo:paragraph-rsid="00199ea7"/>
    </style:style>
    <style:style style:name="P12" style:family="paragraph" style:parent-style-name="Style9">
      <style:paragraph-properties fo:margin-left="1.693cm" fo:margin-right="0cm" fo:margin-top="0.06cm" fo:margin-bottom="0cm" style:contextual-spacing="false" fo:line-height="0.483cm" fo:orphans="2" fo:widows="2" fo:text-indent="0cm" style:auto-text-indent="false"/>
      <style:text-properties officeooo:paragraph-rsid="00199ea7"/>
    </style:style>
    <style:style style:name="P13" style:family="paragraph" style:parent-style-name="Style11">
      <style:paragraph-properties fo:margin-top="0.067cm" fo:margin-bottom="0cm" style:contextual-spacing="false" fo:text-align="start" style:justify-single-word="false" fo:orphans="2" fo:widows="2"/>
      <style:text-properties officeooo:paragraph-rsid="00199ea7"/>
    </style:style>
    <style:style style:name="P14" style:family="paragraph" style:parent-style-name="Style17">
      <style:paragraph-properties fo:margin-top="0.102cm" fo:margin-bottom="0cm" style:contextual-spacing="false" fo:line-height="100%" fo:text-align="center" style:justify-single-word="false" fo:orphans="2" fo:widows="2" fo:break-before="page"/>
      <style:text-properties officeooo:paragraph-rsid="00199ea7"/>
    </style:style>
    <style:style style:name="P15" style:family="paragraph" style:parent-style-name="Style36">
      <style:paragraph-properties fo:margin-top="0.22cm" fo:margin-bottom="0cm" style:contextual-spacing="false" fo:text-align="center" style:justify-single-word="false" fo:orphans="2" fo:widows="2"/>
      <style:text-properties officeooo:paragraph-rsid="00199ea7"/>
    </style:style>
    <style:style style:name="P16" style:family="paragraph" style:parent-style-name="Style36">
      <style:paragraph-properties fo:margin-top="0.025cm" fo:margin-bottom="0cm" style:contextual-spacing="false" fo:text-align="center" style:justify-single-word="false" fo:orphans="2" fo:widows="2"/>
      <style:text-properties officeooo:paragraph-rsid="00199ea7"/>
    </style:style>
    <style:style style:name="P17" style:family="paragraph" style:parent-style-name="Heading_20_3">
      <style:paragraph-properties fo:margin-left="0cm" fo:margin-right="0cm" fo:margin-top="0.212cm" fo:margin-bottom="0cm" style:contextual-spacing="false" fo:line-height="0.483cm" fo:orphans="2" fo:widows="2" fo:text-indent="0cm" style:auto-text-indent="false"/>
      <style:text-properties officeooo:paragraph-rsid="00199ea7"/>
    </style:style>
    <style:style style:name="P18" style:family="paragraph" style:parent-style-name="Heading_20_3">
      <style:paragraph-properties fo:margin-left="0cm" fo:text-indent="0cm" style:auto-text-indent="false"/>
    </style:style>
    <style:style style:name="P19" style:family="paragraph" style:parent-style-name="Style9">
      <style:paragraph-properties fo:margin-left="0.626cm" fo:margin-right="0cm" fo:line-height="0.61cm" fo:text-align="start" style:justify-single-word="false" fo:orphans="2" fo:widows="2" fo:text-indent="0cm" style:auto-text-indent="false">
        <style:tab-stops>
          <style:tab-stop style:position="4.953cm"/>
        </style:tab-stops>
      </style:paragraph-properties>
      <style:text-properties officeooo:paragraph-rsid="001ceb89"/>
    </style:style>
    <style:style style:name="P20" style:family="paragraph" style:parent-style-name="Style9">
      <style:paragraph-properties fo:margin-left="1.718cm" fo:margin-right="0cm" fo:line-height="0.483cm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21" style:family="paragraph" style:parent-style-name="Style9">
      <style:paragraph-properties fo:margin-left="0cm" fo:margin-right="0cm" fo:line-height="0.483cm" fo:orphans="2" fo:widows="2" fo:text-indent="0cm" style:auto-text-indent="false"/>
      <style:text-properties officeooo:paragraph-rsid="00199ea7"/>
    </style:style>
    <style:style style:name="P22" style:family="paragraph" style:parent-style-name="Style9">
      <style:paragraph-properties fo:margin-left="0cm" fo:margin-right="0cm" fo:line-height="0.49cm" fo:orphans="2" fo:widows="2" fo:text-indent="0cm" style:auto-text-indent="false"/>
      <style:text-properties officeooo:paragraph-rsid="00199ea7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line-height="0.483cm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27" style:family="paragraph" style:parent-style-name="Text_20_body" style:list-style-name="L2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28" style:family="paragraph" style:parent-style-name="Text_20_body" style:list-style-name="L4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29" style:family="paragraph" style:parent-style-name="Text_20_body" style:list-style-name="L5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0" style:family="paragraph" style:parent-style-name="Text_20_body" style:list-style-name="L6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1" style:family="paragraph" style:parent-style-name="Text_20_body" style:list-style-name="L8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2" style:family="paragraph" style:parent-style-name="Text_20_body" style:list-style-name="L9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3" style:family="paragraph" style:parent-style-name="Text_20_body" style:list-style-name="L11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4" style:family="paragraph" style:parent-style-name="Text_20_body" style:list-style-name="L12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5" style:family="paragraph" style:parent-style-name="Text_20_body" style:list-style-name="L13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7" style:family="paragraph" style:parent-style-name="Text_20_body" style:list-style-name="L15">
      <style:paragraph-properties fo:margin-left="0cm" fo:margin-right="0cm" fo:text-indent="0cm" style:auto-text-indent="false"/>
      <style:text-properties style:font-name="Arial2" fo:font-size="10pt" style:font-size-asian="10pt" style:font-size-complex="10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Arial2" fo:font-size="10pt" fo:font-style="normal" style:font-size-asian="10pt" style:font-style-asian="normal" style:font-size-complex="10pt" style:font-style-complex="normal"/>
    </style:style>
    <style:style style:name="P39" style:family="paragraph" style:parent-style-name="Text_20_body">
      <style:paragraph-properties fo:margin-left="0cm" fo:margin-right="0cm" fo:line-height="0.483cm" fo:orphans="2" fo:widows="2" fo:text-indent="0cm" style:auto-text-indent="false"/>
      <style:text-properties officeooo:paragraph-rsid="00199ea7"/>
    </style:style>
    <style:style style:name="P40" style:family="paragraph" style:parent-style-name="Text_20_body" style:list-style-name="L3">
      <style:paragraph-properties fo:margin-left="0cm" fo:margin-right="0cm" fo:text-indent="0cm" style:auto-text-indent="false"/>
    </style:style>
    <style:style style:name="P41" style:family="paragraph" style:parent-style-name="Text_20_body">
      <style:paragraph-properties fo:margin-left="0cm" fo:margin-right="0cm" fo:line-height="0.49cm" fo:orphans="2" fo:widows="2" fo:text-indent="0cm" style:auto-text-indent="false"/>
      <style:text-properties officeooo:paragraph-rsid="00199ea7"/>
    </style:style>
    <style:style style:name="P42" style:family="paragraph" style:parent-style-name="Text_20_body" style:list-style-name="L7">
      <style:paragraph-properties fo:margin-left="0cm" fo:margin-right="0cm" fo:text-indent="0cm" style:auto-text-indent="false"/>
    </style:style>
    <style:style style:name="P43" style:family="paragraph" style:parent-style-name="Text_20_body" style:list-style-name="L9">
      <style:paragraph-properties fo:margin-left="0cm" fo:margin-right="0cm" fo:text-indent="0cm" style:auto-text-indent="false"/>
    </style:style>
    <style:style style:name="P44" style:family="paragraph" style:parent-style-name="Text_20_body" style:list-style-name="L10">
      <style:paragraph-properties fo:margin-left="0cm" fo:margin-right="0cm" fo:text-indent="0cm" style:auto-text-indent="false"/>
    </style:style>
    <style:style style:name="P45" style:family="paragraph" style:parent-style-name="Text_20_body" style:list-style-name="L13">
      <style:paragraph-properties fo:margin-left="0cm" fo:margin-right="0cm" fo:text-indent="0cm" style:auto-text-indent="fals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22688a"/>
    </style:style>
    <style:style style:name="T1" style:family="text">
      <style:text-properties style:use-window-font-color="true" loext:opacity="0%" style:font-name="Arial" fo:font-size="12pt" style:rfc-language-tag="es-ES-u-co-trad" fo:language="es" fo:country="ES" style:font-size-asian="12pt" style:rfc-language-tag-asian="es-ES-u-co-trad" style:language-asian="es" style:country-asian="ES" style:font-name-complex="Arial3" style:font-size-complex="12pt"/>
    </style:style>
    <style:style style:name="T2" style:family="text">
      <style:text-properties style:rfc-language-tag="es-ES-u-co-trad" fo:language="es" fo:country="ES" style:rfc-language-tag-asian="es-ES-u-co-trad" style:language-asian="es" style:country-asian="ES"/>
    </style:style>
    <style:style style:name="T3" style:family="text">
      <style:text-properties style:rfc-language-tag="es-ES-u-co-trad" fo:language="es" fo:country="ES" officeooo:rsid="00199ea7" style:rfc-language-tag-asian="es-ES-u-co-trad" style:language-asian="es" style:country-asian="ES"/>
    </style:style>
    <style:style style:name="T4" style:family="text">
      <style:text-properties style:rfc-language-tag="es-ES-u-co-trad" fo:language="es" fo:country="ES" officeooo:rsid="001ceb89" style:rfc-language-tag-asian="es-ES-u-co-trad" style:language-asian="es" style:country-asian="ES"/>
    </style:style>
    <style:style style:name="T5" style:family="text">
      <style:text-properties style:rfc-language-tag="es-ES-u-co-trad" fo:language="es" fo:country="ES" officeooo:rsid="001d30da" style:rfc-language-tag-asian="es-ES-u-co-trad" style:language-asian="es" style:country-asian="ES"/>
    </style:style>
    <style:style style:name="T6" style:family="text">
      <style:text-properties style:rfc-language-tag="es-ES-u-co-trad" fo:language="es" fo:country="ES" style:font-name-asian="Calibri1" style:rfc-language-tag-asian="es-ES-u-co-trad" style:language-asian="es" style:country-asian="ES" style:language-complex="ar" style:country-complex="SA"/>
    </style:style>
    <style:style style:name="T7" style:family="text">
      <style:text-properties style:rfc-language-tag="es-ES-u-co-trad" fo:language="es" fo:country="ES" fo:font-style="normal" style:rfc-language-tag-asian="es-ES-u-co-trad" style:language-asian="es" style:country-asian="ES" style:font-style-asian="normal" style:font-style-complex="normal"/>
    </style:style>
    <style:style style:name="T8" style:family="text">
      <style:text-properties style:rfc-language-tag="es-ES-u-co-trad" fo:language="es" fo:country="ES" fo:font-weight="bold" style:rfc-language-tag-asian="es-ES-u-co-trad" style:language-asian="es" style:country-asian="ES" style:font-weight-asian="bold" style:font-weight-complex="bold"/>
    </style:style>
    <style:style style:name="T9" style:family="text">
      <style:text-properties style:font-name="Arial2"/>
    </style:style>
    <style:style style:name="T10" style:family="text">
      <style:text-properties style:font-name="Arial2" style:rfc-language-tag="es-ES-u-co-trad" fo:language="es" fo:country="ES" fo:font-style="normal" style:rfc-language-tag-asian="es-ES-u-co-trad" style:language-asian="es" style:country-asian="ES" style:font-style-asian="normal" style:font-style-complex="normal"/>
    </style:style>
    <style:style style:name="T11" style:family="text">
      <style:text-properties style:font-name="Arial2" style:rfc-language-tag="es-ES-u-co-trad" fo:language="es" fo:country="ES" style:rfc-language-tag-asian="es-ES-u-co-trad" style:language-asian="es" style:country-asian="ES"/>
    </style:style>
    <style:style style:name="T12" style:family="text">
      <style:text-properties style:font-name="Arial2" fo:font-size="10pt" style:rfc-language-tag="es-ES-u-co-trad" fo:language="es" fo:country="ES" fo:font-style="normal" style:font-size-asian="10pt" style:rfc-language-tag-asian="es-ES-u-co-trad" style:language-asian="es" style:country-asian="ES" style:font-style-asian="normal" style:font-size-complex="10pt" style:font-style-complex="normal"/>
    </style:style>
    <style:style style:name="T13" style:family="text">
      <style:text-properties style:font-name="Arial2" fo:font-size="10pt" style:rfc-language-tag="es-ES-u-co-trad" fo:language="es" fo:country="ES" style:font-size-asian="10pt" style:rfc-language-tag-asian="es-ES-u-co-trad" style:language-asian="es" style:country-asian="ES" style:font-size-complex="10pt"/>
    </style:style>
    <style:style style:name="T14" style:family="text">
      <style:text-properties style:font-name="Arial2" fo:font-size="10pt" style:rfc-language-tag="es-ES-u-co-trad" fo:language="es" fo:country="ES" fo:font-style="italic" style:font-size-asian="10pt" style:rfc-language-tag-asian="es-ES-u-co-trad" style:language-asian="es" style:country-asian="ES" style:font-style-asian="italic" style:font-size-complex="10pt" style:font-style-complex="italic"/>
    </style:style>
    <style:style style:name="T15" style:family="text">
      <style:text-properties style:font-name="Arial2" fo:font-size="10pt" style:font-size-asian="10pt" style:font-size-complex="10pt"/>
    </style:style>
    <style:style style:name="T16" style:family="text">
      <style:text-properties style:font-name="Arial2" fo:font-size="10pt" officeooo:rsid="0022688a" style:font-size-asian="10pt" style:font-size-complex="10pt"/>
    </style:style>
    <style:style style:name="T17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Arial2" fo:font-size="10pt" fo:font-weight="normal" officeooo:rsid="0022688a" style:font-size-asian="10pt" style:font-weight-asian="normal" style:font-size-complex="10pt" style:font-weight-complex="normal"/>
    </style:style>
    <style:style style:name="T20" style:family="text">
      <style:text-properties style:font-name="Arial2" fo:font-size="12pt" style:font-size-asian="12pt" style:font-size-complex="12pt"/>
    </style:style>
    <style:style style:name="T21" style:family="text">
      <style:text-properties style:font-name="Arial2" fo:font-size="12pt" style:rfc-language-tag="es-ES-u-co-trad" fo:language="es" fo:country="ES" fo:font-style="normal" style:font-size-asian="12pt" style:rfc-language-tag-asian="es-ES-u-co-trad" style:language-asian="es" style:country-asian="ES" style:font-style-asian="normal" style:font-size-complex="12pt" style:font-style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style:rfc-language-tag="es-ES-u-co-trad" fo:language="es" fo:country="ES" style:font-size-asian="10pt" style:rfc-language-tag-asian="es-ES-u-co-trad" style:language-asian="es" style:country-asian="ES" style:font-size-complex="10pt"/>
    </style:style>
    <style:style style:name="T24" style:family="text">
      <style:text-properties fo:font-size="10pt" style:rfc-language-tag="es-ES-u-co-trad" fo:language="es" fo:country="ES" fo:font-style="normal" style:font-size-asian="10pt" style:rfc-language-tag-asian="es-ES-u-co-trad" style:language-asian="es" style:country-asian="ES" style:font-style-asian="normal" style:font-size-complex="10pt" style:font-style-complex="normal"/>
    </style:style>
    <style:style style:name="T25" style:family="text">
      <style:text-properties officeooo:rsid="0023dd4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Font_20_Style59"><text:span text:style-name="T1">ANEXO <text:s/>I</text:span></text:span></text:p>
      <text:p text:style-name="P7"/>
      <text:p text:style-name="P1"><text:span text:style-name="Font_20_Style56"><text:span text:style-name="T3">C.I.F.P. Cesar Manrique</text:span></text:span><text:span text:style-name="Font_20_Style56"><text:span text:style-name="T2"><text:tab/>C.F.G.S. Administración de Sistemas Informáticos y en Red</text:span></text:span></text:p>
      <text:p text:style-name="P15"><text:span text:style-name="Font_20_Style57"><text:span text:style-name="T2">ANTEPROYECTO PARA SOLICITAR LA REALIZACIÓN DEL MÓDULO</text:span></text:span></text:p>
      <text:p text:style-name="P16"><text:span text:style-name="Font_20_Style57"><text:span text:style-name="T2">PROYECTO</text:span></text:span></text:p>
      <text:p text:style-name="P2"><text:span text:style-name="Font_20_Style59"><text:span text:style-name="T2">Nombre del proyecto: </text:span></text:span><text:span text:style-name="Font_20_Style59"><text:span text:style-name="T5">APP gestión de economía doméstica</text:span></text:span></text:p>
      <text:p text:style-name="P3"><text:span text:style-name="Font_20_Style59"><text:span text:style-name="T2">Alumno: </text:span></text:span><text:span text:style-name="Font_20_Style59"><text:span text:style-name="T4">Abraham Quintana Micó</text:span></text:span></text:p>
      <text:p text:style-name="P4"><text:span text:style-name="Font_20_Style59"><text:span text:style-name="T2">Curso: </text:span></text:span><text:span text:style-name="Font_20_Style59"><text:span text:style-name="T4">3º DAW Semipresencial</text:span></text:span></text:p>
      <text:p text:style-name="P19"><text:span text:style-name="Font_20_Style59"><text:span text:style-name="T2">Tutor: </text:span></text:span><text:span text:style-name="Font_20_Style59"><text:span text:style-name="T4">J</text:span></text:span><text:span text:style-name="Font_20_Style59"><text:span text:style-name="T2">osé David Díaz Díaz <text:tab/></text:span></text:span></text:p>
      <text:p text:style-name="P5"/>
      <text:p text:style-name="P9"><text:span text:style-name="Font_20_Style59"><text:span text:style-name="T8">OBJETIVOS:</text:span></text:span></text:p>
      <text:p text:style-name="P24"><text:span text:style-name="Font_20_Style58"><text:span text:style-name="T12">El objetivo de este proyecto es desarrollar una aplicación web que permita a los usuarios gestionar sus gastos personales de forma sencilla y visual. La solución ofrecerá un sistema para registrar ingresos y gastos, calcular el balance disponible y visualizar la evolución financiera mediante gráficos interactivos.</text:span></text:span></text:p>
      <text:p text:style-name="P25">El sistema permitirá a los usuarios:</text:p>
      <text:list text:style-name="L1">
        <text:list-item>
          <text:p text:style-name="P26">Registrar, modificar y eliminar gastos e ingresos.</text:p>
        </text:list-item>
        <text:list-item>
          <text:p text:style-name="P26">Consultar el balance total disponible.</text:p>
        </text:list-item>
        <text:list-item>
          <text:p text:style-name="P26">Visualizar la evolución del saldo a lo largo del tiempo mediante gráficos.</text:p>
        </text:list-item>
        <text:list-item>
          <text:p text:style-name="P26">Analizar la distribución de gastos por categorías.</text:p>
        </text:list-item>
        <text:list-item>
          <text:p text:style-name="P26">Acceder a una interfaz clara y responsive desde cualquier dispositivo.</text:p>
        </text:list-item>
      </text:list>
      <text:p text:style-name="P25">El proyecto se utilizará como demostración técnica de un sistema web completo basado en tecnologías modernas, orientado a la gestión financiera personal.</text:p>
      <text:p text:style-name="P20"><text:span text:style-name="Font_20_Style58"><text:span text:style-name="T2"/></text:span></text:p>
      <text:p text:style-name="P10"><text:span text:style-name="Font_20_Style59"><text:span text:style-name="T8">PREANALISIS DE LO EXISTENTE</text:span></text:span></text:p>
      <text:p text:style-name="P39"><text:span text:style-name="Font_20_Style58"><text:span text:style-name="T12">Actualmente, muchas personas gestionan sus gastos personales mediante hojas de cálculo, notas en el móvil o incluso de forma mental, lo que puede provocar falta de control, errores de cálculo o pérdida de información.</text:span></text:span></text:p>
      <text:p text:style-name="P38">Existen aplicaciones comerciales de gestión financiera, pero muchas incluyen funciones avanzadas que resultan innecesarias para usuarios que solo buscan un control básico de ingresos y gastos. Además, algunas requieren suscripciones o acceso a datos bancarios, lo que puede generar desconfianza.</text:p>
      <text:p text:style-name="P38">Este proyecto busca ofrecer una alternativa sencilla, accesible y totalmente controlada por el usuario, sin depender de servicios externos ni compartir datos sensibles.</text:p>
      <text:p text:style-name="P21"><text:span text:style-name="Font_20_Style58"><text:span text:style-name="T13"/></text:span></text:p>
      <text:p text:style-name="P6"/>
      <text:p text:style-name="P13"><text:span text:style-name="Font_20_Style59"><text:span text:style-name="T8">PREANÁLISIS DEL SISTEMA</text:span></text:span></text:p>
      <text:p text:style-name="P41"><text:span text:style-name="Font_20_Style58"><text:span text:style-name="T13">El sistema estará compuesto por varios módulos claramente diferenciados, orientados a garantizar una arquitectura mantenible, segura y escalable. El desarrollo se realizará siguiendo una metodología </text:span></text:span><text:span text:style-name="Font_20_Style58"><text:span text:style-name="Strong_20_Emphasis"><text:span text:style-name="T13">TDD (Test‑Driven Development)</text:span></text:span></text:span><text:span text:style-name="Font_20_Style58"><text:span text:style-name="T13">, lo que permitirá asegurar la calidad del código desde las primeras fases del proyecto mediante la creación de pruebas unitarias y de integración antes de implementar la lógica correspondiente.</text:span></text:span></text:p>
      <text:h text:style-name="Heading_20_3" text:outline-level="3"><text:span text:style-name="Strong_20_Emphasis"><text:span text:style-name="T15">1. Backend con API REST segura</text:span></text:span></text:h>
      <text:p text:style-name="P23"><text:span text:style-name="T15">El backend se desarrollará con </text:span><text:span text:style-name="Strong_20_Emphasis"><text:span text:style-name="T15">Spring Boot</text:span></text:span><text:span text:style-name="T15">, implementando una API REST que gestionará todas las operaciones relacionadas con gastos, ingresos y estadísticas. Se incluirá un sistema de </text:span><text:span text:style-name="Strong_20_Emphasis"><text:span text:style-name="T15">autenticación y autorización basado en JWT</text:span></text:span><text:span text:style-name="T15">, permitiendo que cada usuario acceda únicamente a sus propios datos.</text:span></text:p>
      <text:p text:style-name="P25"><text:soft-page-break/>Las principales funcionalidades serán:</text:p>
      <text:list text:style-name="L2">
        <text:list-item>
          <text:p text:style-name="P27">CRUD de gastos e ingresos.</text:p>
        </text:list-item>
        <text:list-item>
          <text:p text:style-name="P27">Cálculo del balance disponible.</text:p>
        </text:list-item>
        <text:list-item>
          <text:p text:style-name="P27">Endpoints para estadísticas:</text:p>
          <text:list>
            <text:list-item>
              <text:p text:style-name="P27">Gastos agrupados por categoría.</text:p>
            </text:list-item>
            <text:list-item>
              <text:p text:style-name="P27">Evolución del saldo a lo largo del tiempo.</text:p>
            </text:list-item>
          </text:list>
        </text:list-item>
        <text:list-item>
          <text:p text:style-name="P27">Gestión de usuarios y autenticación JWT.</text:p>
        </text:list-item>
        <text:list-item>
          <text:p text:style-name="P27">Validación de datos y manejo centralizado de errores.</text:p>
        </text:list-item>
      </text:list>
      <text:p text:style-name="P23"><text:span text:style-name="Strong_20_Emphasis"><text:span text:style-name="T15">Dependencias principales de Spring Boot:</text:span></text:span></text:p>
      <text:list text:style-name="L3">
        <text:list-item>
          <text:p text:style-name="P40"><text:span text:style-name="Source_20_Text"><text:span text:style-name="T15">spring-boot-starter-web</text:span></text:span></text:p>
        </text:list-item>
        <text:list-item>
          <text:p text:style-name="P40"><text:span text:style-name="Source_20_Text"><text:span text:style-name="T15">spring-boot-starter-data-jpa</text:span></text:span></text:p>
        </text:list-item>
        <text:list-item>
          <text:p text:style-name="P40"><text:span text:style-name="Source_20_Text"><text:span text:style-name="T15">spring-boot-starter-validation</text:span></text:span></text:p>
        </text:list-item>
        <text:list-item>
          <text:p text:style-name="P40"><text:span text:style-name="Source_20_Text"><text:span text:style-name="T15">spring-boot-starter-security</text:span></text:span></text:p>
        </text:list-item>
        <text:list-item>
          <text:p text:style-name="P40"><text:span text:style-name="Source_20_Text"><text:span text:style-name="T15">jjwt</text:span></text:span></text:p>
        </text:list-item>
        <text:list-item>
          <text:p text:style-name="P40"><text:span text:style-name="Source_20_Text"><text:span text:style-name="T15">postgresql</text:span></text:span><text:span text:style-name="T15"> (driver JDBC)</text:span></text:p>
        </text:list-item>
      </text:list>
      <text:h text:style-name="Heading_20_3" text:outline-level="3"><text:span text:style-name="Strong_20_Emphasis"><text:span text:style-name="T15">2. Base de datos</text:span></text:span></text:h>
      <text:p text:style-name="P23"><text:span text:style-name="T15">El sistema almacenará toda la información en una base de datos </text:span><text:span text:style-name="Strong_20_Emphasis"><text:span text:style-name="T15">PostgreSQL</text:span></text:span><text:span text:style-name="T15">, incluyendo:</text:span></text:p>
      <text:list text:style-name="L4">
        <text:list-item>
          <text:p text:style-name="P28">Transacciones (gastos e ingresos).</text:p>
        </text:list-item>
        <text:list-item>
          <text:p text:style-name="P28">Categorías.</text:p>
        </text:list-item>
        <text:list-item>
          <text:p text:style-name="P28">Usuarios.</text:p>
        </text:list-item>
        <text:list-item>
          <text:p text:style-name="P28">Datos agregados para estadísticas.</text:p>
        </text:list-item>
      </text:list>
      <text:p text:style-name="P25"/>
      <text:h text:style-name="Heading_20_3" text:outline-level="3"><text:span text:style-name="Strong_20_Emphasis"><text:span text:style-name="T15">3. Frontend interactivo</text:span></text:span></text:h>
      <text:p text:style-name="P23"><text:span text:style-name="T15">El frontend se desarrollará con </text:span><text:span text:style-name="Strong_20_Emphasis"><text:span text:style-name="T18">React</text:span></text:span><text:span text:style-name="T18">,</text:span><text:span text:style-name="T15"> utilizando la librería de componentes </text:span><text:span text:style-name="Strong_20_Emphasis"><text:span text:style-name="T18">Material UI</text:span></text:span><text:span text:style-name="T18"> </text:span><text:span text:style-name="T15">para garantizar una interfaz moderna, accesible y consistente.</text:span></text:p>
      <text:p text:style-name="P25">Las funcionalidades principales serán:</text:p>
      <text:list text:style-name="L5">
        <text:list-item>
          <text:p text:style-name="P29">Formulario para registrar gastos e ingresos.</text:p>
        </text:list-item>
        <text:list-item>
          <text:p text:style-name="P29">Listado filtrable de transacciones.</text:p>
        </text:list-item>
        <text:list-item>
          <text:p text:style-name="P29">Dashboard con gráficas interactivas:</text:p>
          <text:list>
            <text:list-item>
              <text:p text:style-name="P29">Gráfico de líneas para evolución del saldo.</text:p>
            </text:list-item>
            <text:list-item>
              <text:p text:style-name="P29">Gráfico circular o de barras para distribución por categorías.</text:p>
            </text:list-item>
          </text:list>
        </text:list-item>
        <text:list-item>
          <text:p text:style-name="P29">Gestión de sesión mediante JWT almacenado de forma segura.</text:p>
        </text:list-item>
        <text:list-item>
          <text:p text:style-name="P29">Comunicación con el backend mediante Axios.</text:p>
        </text:list-item>
      </text:list>
      <text:h text:style-name="Heading_20_3" text:outline-level="3"><text:span text:style-name="Strong_20_Emphasis"><text:span text:style-name="T15">4. Despliegue y contenedores</text:span></text:span></text:h>
      <text:p text:style-name="P23"><text:span text:style-name="T15">El sistema se desplegará mediante </text:span><text:span text:style-name="Strong_20_Emphasis"><text:span text:style-name="T18">Docker</text:span></text:span><text:span text:style-name="T15">, utilizando contenedores independientes para:</text:span></text:p>
      <text:list text:style-name="L6">
        <text:list-item>
          <text:p text:style-name="P30">Frontend</text:p>
        </text:list-item>
        <text:list-item>
          <text:p text:style-name="P30"><text:soft-page-break/>Backend</text:p>
        </text:list-item>
        <text:list-item>
          <text:p text:style-name="P30">Base de datos PostgreSQL</text:p>
        </text:list-item>
      </text:list>
      <text:p text:style-name="P23"><text:span text:style-name="T15">La orquestación se realizará con </text:span><text:span text:style-name="Strong_20_Emphasis"><text:span text:style-name="T18">Docker Compose</text:span></text:span><text:span text:style-name="T18">,</text:span><text:span text:style-name="T15"> permitiendo levantar todo el entorno con un único comando.</text:span></text:p>
      <text:p text:style-name="P22"><text:span text:style-name="Font_20_Style58"><text:span text:style-name="T13"/></text:span></text:p>
      <text:p text:style-name="P6"/>
      <text:p text:style-name="P11"><text:span text:style-name="Font_20_Style59"><text:span text:style-name="T8">PREDISEÑO DEL SISTEMA</text:span></text:span></text:p>
      <text:p text:style-name="P39"><text:span text:style-name="Font_20_Style58"><text:span text:style-name="T12">El sistema se diseñará siguiendo una arquitectura cliente–servidor, con una clara separación entre frontend, backend y base de datos, y con todos los componentes desplegados en contenedores Docker. Se priorizará la simplicidad, la mantenibilidad y la seguridad mediante autenticación basada en tokens JWT.</text:span></text:span></text:p>
      <text:p text:style-name="P23"><text:span text:style-name="Strong_20_Emphasis"><text:span text:style-name="T15">Backend</text:span></text:span></text:p>
      <text:p text:style-name="P23"><text:span text:style-name="T15">El backend se desarrollará con</text:span><text:span text:style-name="T18"> </text:span><text:span text:style-name="Strong_20_Emphasis"><text:span text:style-name="T18">Java</text:span></text:span><text:span text:style-name="T18"> y </text:span><text:span text:style-name="Strong_20_Emphasis"><text:span text:style-name="T18">Spring Boot</text:span></text:span><text:span text:style-name="T18">,</text:span><text:span text:style-name="T15"> exponiendo una API REST que gestionará todas las operaciones relacionadas con usuarios, gastos, ingresos y estadísticas.</text:span></text:p>
      <text:p text:style-name="P25">Se utilizarán, entre otras, las siguientes dependencias:</text:p>
      <text:list text:style-name="L10">
        <text:list-item>
          <text:p text:style-name="P44"><text:span text:style-name="Strong_20_Emphasis"><text:span text:style-name="T15">spring-boot-starter-web</text:span></text:span><text:span text:style-name="T15">: para la creación de la API REST.</text:span></text:p>
        </text:list-item>
        <text:list-item>
          <text:p text:style-name="P44"><text:span text:style-name="Strong_20_Emphasis"><text:span text:style-name="T15">spring-boot-starter-data-jpa</text:span></text:span><text:span text:style-name="T15">: para el acceso a datos mediante JPA.</text:span></text:p>
        </text:list-item>
        <text:list-item>
          <text:p text:style-name="P44"><text:span text:style-name="Strong_20_Emphasis"><text:span text:style-name="T15">spring-boot-starter-validation</text:span></text:span><text:span text:style-name="T15">: para la validación de datos de entrada.</text:span></text:p>
        </text:list-item>
        <text:list-item>
          <text:p text:style-name="P44"><text:span text:style-name="Strong_20_Emphasis"><text:span text:style-name="T15">spring-boot-starter-security</text:span></text:span><text:span text:style-name="T15">: para la configuración de seguridad.</text:span></text:p>
        </text:list-item>
        <text:list-item>
          <text:p text:style-name="P44"><text:span text:style-name="Strong_20_Emphasis"><text:span text:style-name="T15">Librería JWT:</text:span></text:span><text:span text:style-name="T15"> para la generación y validación de tokens.</text:span></text:p>
        </text:list-item>
        <text:list-item>
          <text:p text:style-name="P44"><text:span text:style-name="Strong_20_Emphasis"><text:span text:style-name="T15">postgresql</text:span></text:span><text:span text:style-name="T15">: driver JDBC para la base de datos.</text:span></text:p>
        </text:list-item>
      </text:list>
      <text:p text:style-name="P25">El backend implementará:</text:p>
      <text:list text:style-name="L11">
        <text:list-item>
          <text:p text:style-name="P33">Gestión de usuarios y autenticación mediante JWT.</text:p>
        </text:list-item>
        <text:list-item>
          <text:p text:style-name="P33">CRUD de gastos e ingresos.</text:p>
        </text:list-item>
        <text:list-item>
          <text:p text:style-name="P33">Endpoints para estadísticas (por categoría y por evolución temporal).</text:p>
        </text:list-item>
        <text:list-item>
          <text:p text:style-name="P33">Manejo centralizado de errores y validaciones.</text:p>
        </text:list-item>
      </text:list>
      <text:p text:style-name="P23"><text:span text:style-name="Strong_20_Emphasis"><text:span text:style-name="T15">Base de datos</text:span></text:span></text:p>
      <text:p text:style-name="P23"><text:span text:style-name="T15">La base de datos será </text:span><text:span text:style-name="Strong_20_Emphasis"><text:span text:style-name="T15">PostgreSQL</text:span></text:span><text:span text:style-name="T15">, donde se almacenarán:</text:span></text:p>
      <text:list text:style-name="L12">
        <text:list-item>
          <text:p text:style-name="P34">Usuarios.</text:p>
        </text:list-item>
        <text:list-item>
          <text:p text:style-name="P34">Transacciones (gastos e ingresos).</text:p>
        </text:list-item>
        <text:list-item>
          <text:p text:style-name="P34">Categorías.</text:p>
        </text:list-item>
      </text:list>
      <text:p text:style-name="P23"><text:span text:style-name="T15">Se utilizará </text:span><text:span text:style-name="Strong_20_Emphasis"><text:span text:style-name="T18">Spring Data JPA</text:span></text:span><text:span text:style-name="T15"> para mapear las entidades y gestionar las operaciones de persistencia. La base de datos se ejecutará en un contenedor independiente.</text:span></text:p>
      <text:p text:style-name="P23"><text:span text:style-name="Strong_20_Emphasis"><text:span text:style-name="T15">Frontend</text:span></text:span></text:p>
      <text:p text:style-name="P23"><text:span text:style-name="T15">El frontend se desarrollará con </text:span><text:span text:style-name="Strong_20_Emphasis"><text:span text:style-name="T18">React</text:span></text:span><text:span text:style-name="T15">, utilizando:</text:span></text:p>
      <text:list text:style-name="L13">
        <text:list-item>
          <text:p text:style-name="P45"><text:span text:style-name="Strong_20_Emphasis"><text:span text:style-name="T15">Material UI</text:span></text:span><text:span text:style-name="T15"> como librería de componentes para construir una interfaz moderna y consistente.</text:span></text:p>
        </text:list-item>
        <text:list-item>
          <text:p text:style-name="P45"><text:span text:style-name="Strong_20_Emphasis"><text:span text:style-name="T15">Axios</text:span></text:span><text:span text:style-name="T15"> para la comunicación con la API REST.</text:span></text:p>
        </text:list-item>
        <text:list-item>
          <text:p text:style-name="P45"><text:span text:style-name="T15">Una librería de gráficos </text:span><text:span text:style-name="Strong_20_Emphasis"><text:span text:style-name="T15">Recharts</text:span></text:span><text:span text:style-name="T15"> para representar:</text:span></text:p>
          <text:list>
            <text:list-item>
              <text:p text:style-name="P35">La evolución del saldo en el tiempo.</text:p>
            </text:list-item>
            <text:list-item>
              <text:p text:style-name="P35"><text:soft-page-break/>La distribución de gastos por categorías.</text:p>
            </text:list-item>
          </text:list>
        </text:list-item>
      </text:list>
      <text:p text:style-name="P25">La aplicación permitirá:</text:p>
      <text:list text:style-name="L14">
        <text:list-item>
          <text:p text:style-name="P36">Autenticación de usuarios mediante JWT.</text:p>
        </text:list-item>
        <text:list-item>
          <text:p text:style-name="P36">Registro y gestión de gastos e ingresos.</text:p>
        </text:list-item>
        <text:list-item>
          <text:p text:style-name="P36">Visualización de un dashboard con gráficas interactivas.</text:p>
        </text:list-item>
        <text:list-item>
          <text:p text:style-name="P36">Filtros por fecha y categoría.</text:p>
        </text:list-item>
      </text:list>
      <text:p text:style-name="P23"><text:span text:style-name="Strong_20_Emphasis"><text:span text:style-name="T15">Infraestructura y despliegue</text:span></text:span></text:p>
      <text:p text:style-name="P23"><text:span text:style-name="T15">El sistema se desplegará mediante </text:span><text:span text:style-name="Strong_20_Emphasis"><text:span text:style-name="T15">Docker</text:span></text:span><text:span text:style-name="T15"> y </text:span><text:span text:style-name="Strong_20_Emphasis"><text:span text:style-name="T15">Docker Compose</text:span></text:span><text:span text:style-name="T15">, definiendo al menos tres servicios:</text:span></text:p>
      <text:list text:style-name="L15">
        <text:list-item>
          <text:p text:style-name="P37">Contenedor para el backend (Spring Boot).</text:p>
        </text:list-item>
        <text:list-item>
          <text:p text:style-name="P37">Contenedor para el frontend (React).</text:p>
        </text:list-item>
        <text:list-item>
          <text:p text:style-name="P37">Contenedor para PostgreSQL.</text:p>
        </text:list-item>
      </text:list>
      <text:p text:style-name="P46"><text:span text:style-name="T15">Docker Compose gestionará la red interna entre servicios y las variables de entorno necesarias (credenciales de base de datos, URLs del backend, etc.). </text:span></text:p>
      <text:p text:style-name="P46"><text:span text:style-name="T15">El </text:span><text:span text:style-name="T16">repositorio de</text:span><text:span text:style-name="T15"> código se gestionará con </text:span><text:span text:style-name="Strong_20_Emphasis"><text:span text:style-name="T15">Git </text:span></text:span><text:span text:style-name="Strong_20_Emphasis"><text:span text:style-name="T16">y GITHUB </text:span></text:span><text:span text:style-name="Strong_20_Emphasis"><text:span text:style-name="T19">como repositorio remoto</text:span></text:span><text:span text:style-name="T15">.</text:span></text:p>
      <text:p text:style-name="P21"><text:span text:style-name="Font_20_Style58"><text:span text:style-name="T12"/></text:span></text:p>
      <text:p text:style-name="P6"/>
      <text:p text:style-name="P13"><text:span text:style-name="Font_20_Style59"><text:span text:style-name="T8">ESTIMACIÓN DE COSTES</text:span></text:span></text:p>
      <text:h text:style-name="P17" text:outline-level="3"><text:span text:style-name="Font_20_Style58"><text:span text:style-name="Strong_20_Emphasis"><text:span text:style-name="T21">Coste temporal</text:span></text:span></text:span></text:h>
      <text:p text:style-name="P38">El desarrollo se ajustará a un plazo realista de un mes:</text:p>
      <text:list text:style-name="L7">
        <text:list-item>
          <text:p text:style-name="P42"><text:span text:style-name="Strong_20_Emphasis"><text:span text:style-name="T18">Planificación, diseño y configuración inicial:</text:span></text:span><text:span text:style-name="T18"> 3–4 días</text:span></text:p>
        </text:list-item>
        <text:list-item>
          <text:p text:style-name="P42"><text:span text:style-name="Strong_20_Emphasis"><text:span text:style-name="T18">Desarrollo del backend con TDD (API REST + seguridad JWT + BD):</text:span></text:span><text:span text:style-name="T18"> 1,5 semanas</text:span></text:p>
        </text:list-item>
        <text:list-item>
          <text:p text:style-name="P42"><text:span text:style-name="Strong_20_Emphasis"><text:span text:style-name="T18">Desarrollo del frontend (UI con Material UI + dashboard + autenticación):</text:span></text:span><text:span text:style-name="T18"> 1 semana</text:span></text:p>
        </text:list-item>
        <text:list-item>
          <text:p text:style-name="P42"><text:span text:style-name="Strong_20_Emphasis"><text:span text:style-name="T18">Integración, pruebas completas y ajustes finales:</text:span></text:span><text:span text:style-name="T18"> 3–4 días</text:span></text:p>
        </text:list-item>
        <text:list-item>
          <text:p text:style-name="P42"><text:span text:style-name="Strong_20_Emphasis"><text:span text:style-name="T18">Documentación y preparación de la presentación:</text:span></text:span><text:span text:style-name="T18"> 3–4 días</text:span></text:p>
        </text:list-item>
      </text:list>
      <text:p text:style-name="P23"><text:span text:style-name="Strong_20_Emphasis"><text:span text:style-name="T15">Total estimado: 4 semanas</text:span></text:span></text:p>
      <text:h text:style-name="P18" text:outline-level="3"><text:span text:style-name="Strong_20_Emphasis"><text:span text:style-name="T20">Coste económico</text:span></text:span></text:h>
      <text:p text:style-name="P25">El proyecto se desarrollará íntegramente con herramientas de código abierto, por lo que no requiere inversión en licencias.</text:p>
      <text:p text:style-name="P23"><text:span text:style-name="Strong_20_Emphasis"><text:span text:style-name="T15">Infraestructura y hosting (opcional):</text:span></text:span></text:p>
      <text:list text:style-name="L8">
        <text:list-item>
          <text:p text:style-name="P31">Backend y base de datos: plataformas gratuitas como Railway, Render o Supabase.</text:p>
        </text:list-item>
        <text:list-item>
          <text:p text:style-name="P31">Frontend: Vercel o Netlify (gratuitos).</text:p>
        </text:list-item>
        <text:list-item>
          <text:p text:style-name="P31">Dominio web: opcional (~10–15 €/año).</text:p>
        </text:list-item>
        <text:list-item>
          <text:p text:style-name="P31">Certificado SSL: gratuito mediante Let’s Encrypt.</text:p>
        </text:list-item>
      </text:list>
      <text:p text:style-name="P23"><text:span text:style-name="Strong_20_Emphasis"><text:span text:style-name="T15">Costes de desarrollo:</text:span></text:span></text:p>
      <text:list text:style-name="L9">
        <text:list-item>
          <text:p text:style-name="P32">Desarrollo completo con seguridad y dashboard: <text:span text:style-name="T25">5</text:span>000–<text:span text:style-name="T25">80</text:span>00 €.</text:p>
        </text:list-item>
        <text:list-item>
          <text:p text:style-name="P43"><text:span text:style-name="T15">Mantenimiento mensual: ~50–100 €.</text:span><text:bookmark text:name="_GoBack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yle17" style:family="paragraph" style:parent-style-name="Standard">
      <style:paragraph-properties fo:margin-top="0cm" fo:margin-bottom="0cm" style:contextual-spacing="false" fo:line-height="0.487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1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2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style:font-name-asian="NSimSun1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3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1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1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1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Font_20_Style59" style:display-name="Font Style59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nt_20_Style56" style:display-name="Font Style56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57" style:display-name="Font Style57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Font_20_Style58" style:display-name="Font Style58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8:56:29.840000000</meta:creation-date>
    <dc:date>2026-03-19T20:21:28.230000000</dc:date>
    <meta:editing-duration>PT6M15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22" meta:word-count="1113" meta:character-count="7403" meta:non-whitespace-character-count="6483"/>
  </office:meta>
</office:document-meta>
</file>